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4">
      <style:paragraph-properties fo:padding="0.0193in" fo:border="0.0008in solid #d9d9e3"/>
    </style:style>
    <style:style style:name="P2" style:family="paragraph" style:parent-style-name="Text_20_body">
      <style:paragraph-properties fo:padding="0.0193in" fo:border="0.0008in solid #d9d9e3"/>
    </style:style>
    <style:style style:name="P3" style:family="paragraph" style:parent-style-name="Text_20_body" style:list-style-name="L1">
      <style:paragraph-properties fo:padding="0.0193in" fo:border="0.0008in solid #d9d9e3"/>
    </style:style>
    <style:style style:name="P4" style:family="paragraph" style:parent-style-name="Text_20_body" style:list-style-name="L2">
      <style:paragraph-properties fo:padding="0.0193in" fo:border="0.0008in solid #d9d9e3"/>
    </style:style>
    <style:style style:name="P5" style:family="paragraph" style:parent-style-name="Text_20_body" style:list-style-name="L3">
      <style:paragraph-properties fo:padding="0.0193in" fo:border="0.0008in solid #d9d9e3"/>
    </style:style>
    <style:style style:name="P6" style:family="paragraph" style:parent-style-name="Text_20_body" style:list-style-name="L4">
      <style:paragraph-properties fo:padding="0.0193in" fo:border="0.0008in solid #d9d9e3"/>
    </style:style>
    <style:style style:name="P7" style:family="paragraph" style:parent-style-name="Text_20_body" style:list-style-name="L1">
      <style:paragraph-properties fo:margin-top="0in" fo:margin-bottom="0in" fo:padding="0.0193in" fo:border="0.0008in solid #d9d9e3"/>
    </style:style>
    <style:style style:name="P8" style:family="paragraph" style:parent-style-name="Text_20_body" style:list-style-name="L2">
      <style:paragraph-properties fo:margin-top="0in" fo:margin-bottom="0in" fo:padding="0.0193in" fo:border="0.0008in solid #d9d9e3"/>
    </style:style>
    <style:style style:name="P9" style:family="paragraph" style:parent-style-name="Text_20_body" style:list-style-name="L3">
      <style:paragraph-properties fo:margin-top="0in" fo:margin-bottom="0in" fo:padding="0.0193in" fo:border="0.0008in solid #d9d9e3"/>
    </style:style>
    <style:style style:name="P10" style:family="paragraph" style:parent-style-name="Text_20_body" style:list-style-name="L4">
      <style:paragraph-properties fo:margin-top="0in" fo:margin-bottom="0in"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line-break/>Глава 2: Основы PHP</text:h>
      <text:h text:style-name="P1" text:outline-level="4">2.1. Синтаксис и основные конструкции</text:h>
      <text:p text:style-name="P2"><text:span text:style-name="Strong_20_Emphasis">Синтаксис PHP</text:span>: PHP имеет синтаксис, похожий на синтаксис C, что делает его относительно простым для изучения. Код PHP заключается в специальные теги <text:span text:style-name="Source_20_Text">&lt;?php ... ?&gt;</text:span> и может быть встроен в HTML документы.</text:p>
      <text:p text:style-name="P2"><text:span text:style-name="Strong_20_Emphasis">Переменные и операторы</text:span>: PHP поддерживает различные типы данных для переменных (строки, числа, массивы, объекты) и основные операторы (+, -, *, /, %). Работа с переменными, объявление, присваивание значений и их использование - основы работы с данными.</text:p>
      <text:h text:style-name="P1" text:outline-level="4">2.2. Переменные и типы данных</text:h>
      <text:p text:style-name="P2"><text:span text:style-name="Strong_20_Emphasis">Типы данных</text:span>:</text:p>
      <text:list xml:id="list5769150375411371249" text:style-name="L1">
        <text:list-item>
          <text:p text:style-name="P7"><text:span text:style-name="Strong_20_Emphasis">Строки (Strings):</text:span> Представляют текстовые данные и могут быть объединены, обрезаны и преобразованы.</text:p>
        </text:list-item>
        <text:list-item>
          <text:p text:style-name="P7"><text:span text:style-name="Strong_20_Emphasis">Числа (Numbers):</text:span> В PHP есть целые числа и числа с плавающей запятой, поддерживающие основные математические операции.</text:p>
        </text:list-item>
        <text:list-item>
          <text:p text:style-name="P7"><text:span text:style-name="Strong_20_Emphasis">Массивы (Arrays):</text:span> Структуры данных, содержащие набор элементов, каждый из которых может быть любого типа.</text:p>
        </text:list-item>
        <text:list-item>
          <text:p text:style-name="P3"><text:span text:style-name="Strong_20_Emphasis">Булев тип (Boolean):</text:span> Используется для представления истинности или ложности выражений.</text:p>
        </text:list-item>
      </text:list>
      <text:h text:style-name="P1" text:outline-level="4">2.3. Операторы и выражения</text:h>
      <text:p text:style-name="P2"><text:span text:style-name="Strong_20_Emphasis">Операторы</text:span>:</text:p>
      <text:list xml:id="list2261040363644176253" text:style-name="L2">
        <text:list-item>
          <text:p text:style-name="P8"><text:span text:style-name="Strong_20_Emphasis">Арифметические операторы:</text:span> +, -, *, /, % (остаток от деления).</text:p>
        </text:list-item>
        <text:list-item>
          <text:p text:style-name="P8"><text:span text:style-name="Strong_20_Emphasis">Операторы сравнения:</text:span> ==, !=, &gt;, &lt;, &gt;=, &lt;=.</text:p>
        </text:list-item>
        <text:list-item>
          <text:p text:style-name="P4"><text:span text:style-name="Strong_20_Emphasis">Логические операторы:</text:span> &amp;&amp; (и), || (или), ! (не).</text:p>
        </text:list-item>
      </text:list>
      <text:p text:style-name="P2"><text:span text:style-name="Strong_20_Emphasis">Выражения</text:span>: Выражения в PHP состоят из переменных, операторов и значений, которые вычисляются в определенное значение.</text:p>
      <text:h text:style-name="P1" text:outline-level="4">2.4. Управляющие конструкции (условия, циклы)</text:h>
      <text:p text:style-name="P2"><text:span text:style-name="Strong_20_Emphasis">Условные конструкции</text:span>:</text:p>
      <text:list xml:id="list7662367682155624686" text:style-name="L3">
        <text:list-item>
          <text:p text:style-name="P9"><text:span text:style-name="Strong_20_Emphasis">if-else:</text:span> Позволяет выполнить блок кода, если условие истинно, или другой блок, если ложно.</text:p>
        </text:list-item>
        <text:list-item>
          <text:p text:style-name="P5"><text:span text:style-name="Strong_20_Emphasis">switch:</text:span> Позволяет выбрать один из множества блоков кода для выполнения.</text:p>
        </text:list-item>
      </text:list>
      <text:p text:style-name="P2"><text:span text:style-name="Strong_20_Emphasis">Циклы</text:span>:</text:p>
      <text:list xml:id="list1414453222009284802" text:style-name="L4">
        <text:list-item>
          <text:p text:style-name="P10"><text:span text:style-name="Strong_20_Emphasis">for:</text:span> Используется для выполнения блока кода определенное количество раз.</text:p>
        </text:list-item>
        <text:list-item>
          <text:p text:style-name="P10"><text:span text:style-name="Strong_20_Emphasis">while:</text:span> Позволяет выполнять блок кода, пока условие истинно.</text:p>
        </text:list-item>
        <text:list-item>
          <text:p text:style-name="P6"><text:span text:style-name="Strong_20_Emphasis">foreach:</text:span> Используется для перебора элементов в массиве или объекте.</text:p>
        </text:list-item>
      </text:list>
      <text:h text:style-name="P1" text:outline-level="4"><text:soft-page-break/>2.5. Функции и их использование</text:h>
      <text:p text:style-name="P2"><text:span text:style-name="Strong_20_Emphasis">Функции</text:span>: Функции в PHP позволяют упростить код, группируя его в блоки, которые можно вызывать многократно. Они могут принимать аргументы и возвращать значения.</text:p>
      <text:p text:style-name="P2"><text:span text:style-name="Strong_20_Emphasis">Область видимости переменных</text:span>: Понимание области видимости переменных в функциях (локальные и глобальные переменные) важно для правильной работы и структурирования кода.</text:p>
      <text:p text:style-name="P2">Глубокое понимание основ PHP является фундаментом для дальнейшей профессиональной разработки. Освоение этих концепций и их применение в реальных проектах позволяют разработчикам создавать более эффективный и масштабируемый код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S</meta:editing-duration>
    <meta:editing-cycles>3</meta:editing-cycles>
    <meta:generator>OpenOffice/4.1.14$Win32 OpenOffice.org_project/4114m1$Build-9811</meta:generator>
    <dc:date>2023-11-30T21:23:57.03</dc:date>
    <meta:document-statistic meta:table-count="0" meta:image-count="0" meta:object-count="0" meta:page-count="2" meta:paragraph-count="28" meta:word-count="325" meta:character-count="2286"/>
    <dc:creator>Dima Wide</dc:creator>
    <meta:user-defined meta:name="Info 1"/>
    <meta:user-defined meta:name="Info 2"/>
    <meta:user-defined meta:name="Info 3"/>
    <meta:user-defined meta:name="Info 4"/>
  </office:meta>
</office:document-meta>
</file>